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0000000203FB7DCB6B5D6F655.png" manifest:media-type="image/png"/>
  <manifest:file-entry manifest:full-path="Pictures/100002010000002000000020ED6CC918A299BD0B.png" manifest:media-type="image/png"/>
  <manifest:file-entry manifest:full-path="Pictures/10000201000000200000002015E69590AA9396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92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auto-grow-height="false" fo:min-height="0.648cm" fo:min-width="6.198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8" style:family="graphic" style:parent-style-name="standard">
      <style:graphic-properties draw:auto-grow-height="false" fo:min-height="0.648cm" fo:min-width="1.398cm" fo:wrap-option="no-wrap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ize="12pt" style:font-size-asian="18pt" style:font-size-complex="18pt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fo:color="#333333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style:font-name="Liberation Serif" fo:font-size="12pt" style:font-size-asian="18pt" style:font-size-complex="18pt"/>
    </style:style>
    <style:style style:name="T2" style:family="text">
      <style:text-properties fo:font-variant="normal" fo:text-transform="none" fo:color="#333333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0.846cm" svg:height="0.846cm" svg:x="0.206cm" svg:y="0.174cm">
          <draw:image xlink:href="Pictures/10000201000000200000002015E69590AA939695.png" xlink:type="simple" xlink:show="embed" xlink:actuate="onLoad">
            <text:p/>
          </draw:image>
        </draw:frame>
        <draw:frame draw:style-name="gr2" draw:text-style-name="P2" xml:id="id3" draw:id="id3" draw:layer="layout" svg:width="1.421cm" svg:height="0.717cm" svg:x="1.131cm" svg:y="0.257cm">
          <draw:text-box>
            <text:p><text:span text:style-name="T1">Form</text:span></text:p>
          </draw:text-box>
        </draw:frame>
        <draw:frame draw:style-name="gr1" draw:text-style-name="P1" xml:id="id2" draw:id="id2" draw:layer="layout" svg:width="0.846cm" svg:height="0.846cm" svg:x="14.906cm" svg:y="4.774cm">
          <draw:image xlink:href="Pictures/1000020100000020000000203FB7DCB6B5D6F655.png" xlink:type="simple" xlink:show="embed" xlink:actuate="onLoad">
            <text:p/>
          </draw:image>
        </draw:frame>
        <draw:frame draw:style-name="gr1" draw:text-style-name="P1" xml:id="id1" draw:id="id1" draw:layer="layout" svg:width="0.846cm" svg:height="0.846cm" svg:x="14.906cm" svg:y="1.774cm">
          <draw:image xlink:href="Pictures/100002010000002000000020ED6CC918A299BD0B.png" xlink:type="simple" xlink:show="embed" xlink:actuate="onLoad">
            <text:p/>
          </draw:image>
        </draw:frame>
        <draw:connector draw:style-name="gr3" draw:text-style-name="P1" draw:layer="layout" svg:x1="15.329cm" svg:y1="2.62cm" svg:x2="15.329cm" svg:y2="4.774cm" draw:start-shape="id1" draw:start-glue-point="2" draw:end-shape="id2" draw:end-glue-point="0" svg:d="M15329 2620v2154" svg:viewBox="0 0 1 2155">
          <text:p/>
        </draw:connector>
        <draw:custom-shape draw:style-name="gr4" xml:id="id5" draw:id="id5" draw:layer="layout" svg:width="6.9cm" svg:height="1.1cm" svg:x="2.852cm" svg:y="5.77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5" draw:text-style-name="P2" draw:layer="layout" svg:width="6.8cm" svg:height="1.649cm" svg:x="2.952cm" svg:y="5.925cm">
          <draw:text-box>
            <text:p><text:span text:style-name="T2">DB.DataWrapper.Base.cBaseEntity</text:span></text:p>
          </draw:text-box>
        </draw:frame>
        <draw:custom-shape draw:style-name="gr4" xml:id="id4" draw:id="id4" draw:layer="layout" svg:width="6.9cm" svg:height="1.1cm" svg:x="2.852cm" svg:y="2.57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5" draw:text-style-name="P4" draw:layer="layout" svg:width="7cm" svg:height="1.649cm" svg:x="2.852cm" svg:y="2.725cm">
          <draw:text-box>
            <text:p text:style-name="P3"><text:span text:style-name="T2">DB.DataWrapper.Tabelle.TabellaBase</text:span></text:p>
          </draw:text-box>
        </draw:frame>
        <draw:frame draw:style-name="gr5" draw:text-style-name="P4" draw:layer="layout" svg:width="3.846cm" svg:height="1.649cm" svg:x="6.206cm" svg:y="0.657cm">
          <draw:text-box>
            <text:p text:style-name="P3"><text:span text:style-name="T2">Crea e riempie con i dati dagli edit</text:span></text:p>
          </draw:text-box>
        </draw:frame>
        <draw:frame draw:style-name="gr6" draw:text-style-name="P4" draw:layer="layout" svg:width="3.825cm" svg:height="2.115cm" svg:x="1.691cm" svg:y="4.318cm">
          <draw:text-box>
            <text:p text:style-name="P3"><text:span text:style-name="T2">Chiama il metodo di salvataggio</text:span></text:p>
          </draw:text-box>
        </draw:frame>
        <draw:connector draw:style-name="gr3" draw:text-style-name="P1" draw:layer="layout" svg:x1="2.552cm" svg:y1="0.615cm" svg:x2="6.302cm" svg:y2="2.574cm" draw:start-shape="id3" draw:start-glue-point="1" draw:end-shape="id4" draw:end-glue-point="0" svg:d="M2552 615h3750v1959" svg:viewBox="0 0 3751 1960">
          <text:p/>
        </draw:connector>
        <draw:connector draw:style-name="gr3" draw:text-style-name="P1" draw:layer="layout" svg:x1="1.841cm" svg:y1="0.974cm" svg:x2="2.852cm" svg:y2="6.324cm" draw:start-shape="id3" draw:start-glue-point="2" draw:end-shape="id5" draw:end-glue-point="3" svg:d="M1841 974v5350h1011" svg:viewBox="0 0 1012 5351">
          <text:p/>
        </draw:connector>
        <draw:frame draw:style-name="gr7" draw:text-style-name="P2" draw:layer="layout" svg:width="2cm" svg:height="0.717cm" svg:x="11.452cm" svg:y="5.925cm">
          <draw:text-box>
            <text:p><text:span text:style-name="T2">DB.cDB</text:span></text:p>
          </draw:text-box>
        </draw:frame>
        <draw:custom-shape draw:style-name="gr8" xml:id="id6" draw:id="id6" draw:layer="layout" svg:width="2.1cm" svg:height="1.1cm" svg:x="11.352cm" svg:y="5.77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3" draw:text-style-name="P1" draw:layer="layout" svg:x1="9.752cm" svg:y1="6.324cm" svg:x2="11.352cm" svg:y2="6.324cm" draw:start-shape="id5" draw:start-glue-point="1" draw:end-shape="id6" draw:end-glue-point="3" svg:d="M9752 6324h1600" svg:viewBox="0 0 1601 1">
          <text:p/>
        </draw:connector>
        <draw:connector draw:style-name="gr3" draw:text-style-name="P1" draw:layer="layout" svg:x1="12.402cm" svg:y1="5.774cm" svg:x2="14.906cm" svg:y2="2.197cm" draw:start-shape="id6" draw:start-glue-point="0" draw:end-shape="id1" draw:end-glue-point="3" svg:d="M12402 5774v-3577h2504" svg:viewBox="0 0 2505 35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office:version="1.2">
  <office:meta>
    <meta:initial-creator>Michele Maione</meta:initial-creator>
    <meta:creation-date>2017-08-06T14:47:39.507860531</meta:creation-date>
    <dc:date>2017-08-21T11:28:40.560668782</dc:date>
    <dc:creator>Michele Maione</dc:creator>
    <meta:editing-duration>PT36M27S</meta:editing-duration>
    <meta:editing-cycles>42</meta:editing-cycles>
    <meta:generator>LibreOffice/5.3.1.2$Linux_X86_64 LibreOffice_project/30m0$Build-2</meta:generator>
    <meta:document-statistic meta:object-count="17"/>
  </office:meta>
</office:document-meta>
</file>